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83cm" fo:min-width="1.676cm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909cm" fo:min-width="6.336cm"/>
    </style:style>
    <style:style style:name="gr4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909cm" fo:min-width="6.336cm"/>
    </style:style>
    <style:style style:name="gr5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909cm" fo:min-width="6.336cm"/>
    </style:style>
    <style:style style:name="gr6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909cm" fo:min-width="6.336cm"/>
    </style:style>
    <style:style style:name="gr7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909cm" fo:min-width="6.336cm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909cm" fo:min-width="6.336cm"/>
    </style:style>
    <style:style style:name="gr10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909cm" fo:min-width="6.336cm"/>
    </style:style>
    <style:style style:name="gr1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909cm" fo:min-width="6.336cm"/>
    </style:style>
    <style:style style:name="gr1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909cm" fo:min-width="6.336cm"/>
    </style:style>
    <style:style style:name="gr1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909cm" fo:min-width="6.33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286cm" svg:height="1.143cm" svg:x="5.061cm" svg:y="5.997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6.204cm" svg:y1="7.14cm" svg:x2="6.204cm" svg:y2="8.089cm" draw:start-shape="id1" draw:start-glue-point="2" draw:end-shape="id2" draw:end-glue-point="0" svg:d="M6204 7140v949" svg:viewBox="0 0 1 950">
          <text:p/>
        </draw:connector>
        <draw:custom-shape draw:style-name="gr3" draw:text-style-name="P5" xml:id="id2" draw:id="id2" draw:layer="layout" svg:width="6.836cm" svg:height="2.159cm" svg:x="2.786cm" svg:y="8.089cm">
          <text:p text:style-name="P4">initConnection()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6.836cm" svg:height="2.159cm" svg:x="2.786cm" svg:y="11.197cm">
          <text:p text:style-name="P4">wimPolling()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6.836cm" svg:height="2.159cm" svg:x="2.786cm" svg:y="14.304cm">
          <text:p text:style-name="P4">wakeClusterHead()</text:p>
          <draw:enhanced-geometry svg:viewBox="0 0 21600 21600" draw:type="rectangle" draw:enhanced-path="M 0 0 L 21600 0 21600 21600 0 21600 0 0 Z N"/>
        </draw:custom-shape>
        <draw:custom-shape draw:style-name="gr6" draw:text-style-name="P5" xml:id="id5" draw:id="id5" draw:layer="layout" svg:width="6.836cm" svg:height="2.159cm" svg:x="2.786cm" svg:y="17.412cm">
          <text:p text:style-name="P4">parsingClusterHead()</text:p>
          <draw:enhanced-geometry svg:viewBox="0 0 21600 21600" draw:type="rectangle" draw:enhanced-path="M 0 0 L 21600 0 21600 21600 0 21600 0 0 Z N"/>
        </draw:custom-shape>
        <draw:custom-shape draw:style-name="gr7" draw:text-style-name="P5" xml:id="id6" draw:id="id6" draw:layer="layout" svg:width="6.836cm" svg:height="2.159cm" svg:x="2.786cm" svg:y="20.52cm">
          <text:p text:style-name="P4">bridgeCapacity()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6.204cm" svg:y1="10.248cm" svg:x2="6.204cm" svg:y2="11.197cm" draw:start-shape="id2" draw:start-glue-point="2" draw:end-shape="id3" draw:end-glue-point="0" svg:d="M6204 10248v949" svg:viewBox="0 0 1 950">
          <text:p/>
        </draw:connector>
        <draw:connector draw:style-name="gr8" draw:text-style-name="P3" draw:layer="layout" draw:type="line" svg:x1="6.204cm" svg:y1="13.356cm" svg:x2="6.204cm" svg:y2="14.304cm" draw:start-shape="id3" draw:start-glue-point="2" draw:end-shape="id4" draw:end-glue-point="0" svg:d="M6204 13356v948" svg:viewBox="0 0 1 949">
          <text:p/>
        </draw:connector>
        <draw:connector draw:style-name="gr8" draw:text-style-name="P3" draw:layer="layout" draw:type="line" svg:x1="6.204cm" svg:y1="16.463cm" svg:x2="6.204cm" svg:y2="17.412cm" draw:start-shape="id4" draw:start-glue-point="2" draw:end-shape="id5" draw:end-glue-point="0" svg:d="M6204 16463v949" svg:viewBox="0 0 1 950">
          <text:p/>
        </draw:connector>
        <draw:connector draw:style-name="gr8" draw:text-style-name="P3" draw:layer="layout" draw:type="line" svg:x1="6.204cm" svg:y1="19.571cm" svg:x2="6.204cm" svg:y2="20.52cm" draw:start-shape="id5" draw:start-glue-point="2" draw:end-shape="id6" draw:end-glue-point="0" svg:d="M6204 19571v949" svg:viewBox="0 0 1 950">
          <text:p/>
        </draw:connector>
        <draw:connector draw:style-name="gr8" draw:text-style-name="P3" draw:layer="layout" svg:x1="6.204cm" svg:y1="22.679cm" svg:x2="9.622cm" svg:y2="12.276cm" draw:start-shape="id6" draw:start-glue-point="2" draw:end-shape="id3" draw:end-glue-point="1" svg:d="M6204 22679v500h3919v-10903h-501" svg:viewBox="0 0 3920 10904">
          <text:p/>
        </draw:connector>
        <draw:custom-shape draw:style-name="gr1" draw:text-style-name="P2" xml:id="id7" draw:id="id7" draw:layer="layout" svg:width="2.286cm" svg:height="1.143cm" svg:x="17.262cm" svg:y="5.997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8.405cm" svg:y1="7.14cm" svg:x2="18.405cm" svg:y2="8.089cm" draw:start-shape="id7" draw:start-glue-point="2" draw:end-shape="id8" draw:end-glue-point="0" svg:d="M18405 7140v949" svg:viewBox="0 0 1 950">
          <text:p/>
        </draw:connector>
        <draw:custom-shape draw:style-name="gr9" draw:text-style-name="P5" xml:id="id8" draw:id="id8" draw:layer="layout" svg:width="6.836cm" svg:height="2.159cm" svg:x="14.987cm" svg:y="8.089cm">
          <text:p text:style-name="P4">Baca sensor depan</text:p>
          <draw:enhanced-geometry svg:viewBox="0 0 21600 21600" draw:type="rectangle" draw:enhanced-path="M 0 0 L 21600 0 21600 21600 0 21600 0 0 Z N"/>
        </draw:custom-shape>
        <draw:custom-shape draw:style-name="gr10" draw:text-style-name="P5" xml:id="id9" draw:id="id9" draw:layer="layout" svg:width="6.836cm" svg:height="2.159cm" svg:x="14.987cm" svg:y="11.197cm">
          <text:p text:style-name="P4">wimPolling()</text:p>
          <draw:enhanced-geometry svg:viewBox="0 0 21600 21600" draw:type="rectangle" draw:enhanced-path="M 0 0 L 21600 0 21600 21600 0 21600 0 0 Z N"/>
        </draw:custom-shape>
        <draw:custom-shape draw:style-name="gr11" draw:text-style-name="P5" xml:id="id10" draw:id="id10" draw:layer="layout" svg:width="6.836cm" svg:height="2.159cm" svg:x="14.987cm" svg:y="14.304cm">
          <text:p text:style-name="P4">wakeClusterHead()</text:p>
          <draw:enhanced-geometry svg:viewBox="0 0 21600 21600" draw:type="rectangle" draw:enhanced-path="M 0 0 L 21600 0 21600 21600 0 21600 0 0 Z N"/>
        </draw:custom-shape>
        <draw:custom-shape draw:style-name="gr12" draw:text-style-name="P5" xml:id="id11" draw:id="id11" draw:layer="layout" svg:width="6.836cm" svg:height="2.159cm" svg:x="14.987cm" svg:y="17.412cm">
          <text:p text:style-name="P4">parsingClusterHead()</text:p>
          <draw:enhanced-geometry svg:viewBox="0 0 21600 21600" draw:type="rectangle" draw:enhanced-path="M 0 0 L 21600 0 21600 21600 0 21600 0 0 Z N"/>
        </draw:custom-shape>
        <draw:custom-shape draw:style-name="gr13" draw:text-style-name="P5" xml:id="id12" draw:id="id12" draw:layer="layout" svg:width="6.836cm" svg:height="2.159cm" svg:x="14.987cm" svg:y="20.52cm">
          <text:p text:style-name="P4">bridgeCapacity()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8.405cm" svg:y1="10.248cm" svg:x2="18.405cm" svg:y2="11.197cm" draw:start-shape="id8" draw:start-glue-point="2" draw:end-shape="id9" draw:end-glue-point="0" svg:d="M18405 10248v949" svg:viewBox="0 0 1 950">
          <text:p/>
        </draw:connector>
        <draw:connector draw:style-name="gr8" draw:text-style-name="P3" draw:layer="layout" draw:type="line" svg:x1="18.405cm" svg:y1="13.356cm" svg:x2="18.405cm" svg:y2="14.304cm" draw:start-shape="id9" draw:start-glue-point="2" draw:end-shape="id10" draw:end-glue-point="0" svg:d="M18405 13356v948" svg:viewBox="0 0 1 949">
          <text:p/>
        </draw:connector>
        <draw:connector draw:style-name="gr8" draw:text-style-name="P3" draw:layer="layout" draw:type="line" svg:x1="18.405cm" svg:y1="16.463cm" svg:x2="18.405cm" svg:y2="17.412cm" draw:start-shape="id10" draw:start-glue-point="2" draw:end-shape="id11" draw:end-glue-point="0" svg:d="M18405 16463v949" svg:viewBox="0 0 1 950">
          <text:p/>
        </draw:connector>
        <draw:connector draw:style-name="gr8" draw:text-style-name="P3" draw:layer="layout" draw:type="line" svg:x1="18.405cm" svg:y1="19.571cm" svg:x2="18.405cm" svg:y2="20.52cm" draw:start-shape="id11" draw:start-glue-point="2" draw:end-shape="id12" draw:end-glue-point="0" svg:d="M18405 19571v949" svg:viewBox="0 0 1 950">
          <text:p/>
        </draw:connector>
        <draw:connector draw:style-name="gr8" draw:text-style-name="P3" draw:layer="layout" svg:x1="18.405cm" svg:y1="22.679cm" svg:x2="21.823cm" svg:y2="12.276cm" draw:start-shape="id12" draw:start-glue-point="2" draw:end-shape="id9" draw:end-glue-point="1" svg:d="M18405 22679v500h3919v-10903h-501" svg:viewBox="0 0 3920 1090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justify" fo:text-indent="0cm" style:text-autospace="ideograph-alpha"/>
      <style:text-properties fo:font-size="12pt" fo:language="id" fo:country="ID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11T21:10:01.559000000</meta:creation-date>
    <meta:editing-duration>PT2H28M57S</meta:editing-duration>
    <meta:editing-cycles>9</meta:editing-cycles>
    <meta:generator>LibreOffice/6.3.3.2$Windows_X86_64 LibreOffice_project/a64200df03143b798afd1ec74a12ab50359878ed</meta:generator>
    <dc:date>2020-01-21T05:21:54.787000000</dc:date>
    <meta:document-statistic meta:object-count="24"/>
  </office:meta>
</office:document-meta>
</file>